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9917D63A820A8B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23cm, 5.968cm, 14.805cm, 3.33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7cm" svg:height="23.2cm" svg:x="0.892cm" svg:y="2.591cm">
          <draw:image xlink:href="Pictures/10000000000005E8000007E0F9917D63A820A8B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4:10.982093002</dc:date>
    <meta:editing-duration>PT3M3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